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text-properties style:text-position="0% 100%"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6">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6">IF STATEMENTS</text:p>
      <text:p text:style-name="P6"/>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7"/>
      <text:p text:style-name="P7">ex:</text:p>
      <text:p text:style-name="P7"/>
      <text:p text:style-name="P1"><text:span text:style-name="T5">while </text:span><text:span text:style-name="T6">message != 'quit':</text:span></text:p>
      <text:p text:style-name="P7"><text:tab/>message = input(prompt)</text:p>
      <text:p text:style-name="P7"/>
      <text:p text:style-name="P7"><text:tab/>if message != 'quit':</text:p>
      <text:p text:style-name="P7"><text:tab/><text:tab/>print(message)</text:p>
      <text:p text:style-name="P7"/>
      <text:p text:style-name="P8">Flags:</text:p>
      <text:p text:style-name="P8"/>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7"/>
      <text:p text:style-name="P7"/>
      <text:p text:style-name="P7"><text:soft-page-break/></text:p>
      <text:p text:style-name="P8">Breaks:</text:p>
      <text:p text:style-name="P8"/>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7"/>
      <text:p text:style-name="P2"><text:span text:style-name="T5">Note: You can use a </text:span><text:span text:style-name="T7">break statement </text:span><text:span text:style-name="T5">in any of Python's loops.</text:span></text:p>
      <text:p text:style-name="P7"/>
      <text:p text:style-name="P7"/>
      <text:p text:style-name="P8">Continue:</text:p>
      <text:p text:style-name="P8"/>
      <text:p text:style-name="P2"><text:span text:style-name="T5">You can use the </text:span><text:span text:style-name="T7">continue statement </text:span><text:span text:style-name="T5">to return to the beginning of the loop based on the result of a conditional test.</text:span></text:p>
      <text:p text:style-name="P7"/>
      <text:p text:style-name="P7">Ex:</text:p>
      <text:p text:style-name="P7"/>
      <text:p text:style-name="P7">current_number = 0</text:p>
      <text:p text:style-name="P7">while current_number &lt; 10:</text:p>
      <text:p text:style-name="P7"><text:tab/>current_number += 1</text:p>
      <text:p text:style-name="P7"><text:tab/>if current_number % 2 == 0:</text:p>
      <text:p text:style-name="P2"><text:span text:style-name="T5"><text:tab/><text:tab/></text:span><text:span text:style-name="T7">continue</text:span></text:p>
      <text:p text:style-name="P7"><text:tab/></text:p>
      <text:p text:style-name="P7"><text:tab/>print(current_number)</text:p>
      <text:p text:style-name="P7"/>
      <text:p text:style-name="P8"/>
      <text:p text:style-name="P8">Avoiding Infinite Loops:</text:p>
      <text:p text:style-name="P8"/>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7"/>
      <text:p text:style-name="P7"/>
      <text:p text:style-name="P8">Using a while loop with lists and dictionaries:</text:p>
      <text:p text:style-name="P8"/>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7"/>
      <text:p text:style-name="P7"/>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9">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8"/>
      <text:p text:style-name="P8"/>
      <text:p text:style-name="P8">Mixing Positional and arbitrary arguments:</text:p>
      <text:p text:style-name="P8"/>
      <text:p text:style-name="P11"><text:span text:style-name="T5">If you want a function to accept sever kinds of argument, the parameter that accepts an arbitrary number of arguments </text:span><text:span text:style-name="T7">must be placed last in the function definition.</text:span></text:p>
      <text:p text:style-name="P12"/>
      <text:p text:style-name="P11"><text:span text:style-name="T7">**Note: </text:span><text:span text:style-name="T5"><text:s/>You will often see the generic parameter </text:span><text:span text:style-name="T7">*args</text:span><text:span text:style-name="T5">, which collects arbitrary positional arguments.</text:span></text:p>
      <text:p text:style-name="P13"/>
      <text:p text:style-name="P13"/>
      <text:p text:style-name="P10"/>
      <text:p text:style-name="P10"/>
      <text:p text:style-name="P10"/>
      <text:p text:style-name="P10"/>
      <text:p text:style-name="P10"/>
      <text:p text:style-name="P10"><text:soft-page-break/></text:p>
      <text:p text:style-name="P10">Using arbitrary keyword arguments:</text:p>
      <text:p text:style-name="P10"/>
      <text:p text:style-name="P11"><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2"/>
      <text:p text:style-name="P11"><text:span text:style-name="T7">ex: </text:span><text:span text:style-name="T5">def build_profile(first, last, </text:span><text:span text:style-name="T7">**user_info</text:span><text:span text:style-name="T5">)</text:span></text:p>
      <text:p text:style-name="P13"/>
      <text:p text:style-name="P11"><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3"/>
      <text:p text:style-name="P11"><text:span text:style-name="T5">Note: You will often see the parameter name </text:span><text:span text:style-name="T7">**kwargs </text:span><text:span text:style-name="T5"><text:s/>used to collect nonspecific keyword arguments</text:span></text:p>
      <text:p text:style-name="P13"/>
      <text:p text:style-name="P12">Modules</text:p>
      <text:p text:style-name="P12"/>
      <text:p text:style-name="P12">Storing your functions in modules.</text:p>
      <text:p text:style-name="P12"/>
      <text:p text:style-name="P12"/>
      <text:p text:style-name="P13">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2"/>
      <text:p text:style-name="P13">An <text:span text:style-name="T1">import statement </text:span>tells Python to make the code in a module available in the currently running program file.</text:p>
      <text:p text:style-name="P13"/>
      <text:p text:style-name="P13">Knowing how to import functions also allows you to use libraries of functions that other programmers have written.</text:p>
      <text:p text:style-name="P13"/>
      <text:p text:style-name="P13">A <text:span text:style-name="T1">module </text:span>is a file ending in <text:span text:style-name="T4">.py</text:span> that contains the code that you want to import into your program.</text:p>
      <text:p text:style-name="P13"/>
      <text:p text:style-name="P13">If a module is in same directory as the program you are running the syntax is: <text:span text:style-name="T3">import module_name</text:span></text:p>
      <text:p text:style-name="P14"/>
      <text:p text:style-name="P13">To call functions from the imported directory <text:span text:style-name="T1">enter the name of the module imported, followed by the name of the function, separated by a dot.</text:span></text:p>
      <text:p text:style-name="P12"/>
      <text:p text:style-name="P13">Ex: <text:span text:style-name="T4">module_name</text:span><text:span text:style-name="T3">.</text:span><text:span text:style-name="T4">funtion_name()</text:span></text:p>
      <text:p text:style-name="P12"/>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6">from module_name import function_name</text:p>
      <text:p text:style-name="P6"/>
      <text:p text:style-name="P7">You can import as many functions as you want by separating each functions name with a comma.</text:p>
      <text:p text:style-name="P7"/>
      <text:p text:style-name="P8">from module_name import function_0, function_1, function_2</text:p>
      <text:p text:style-name="P8"/>
      <text:p text:style-name="P8">** <text:span text:style-name="T2">With this syntax </text:span>you do not need to use dot notation <text:span text:style-name="T2">when you call the function</text:span></text:p>
      <text:p text:style-name="P7"/>
      <text:p text:style-name="P7"/>
      <text:p text:style-name="P8">Using 'as' to give a function an Alias</text:p>
      <text:p text:style-name="P8"/>
      <text:p text:style-name="P7">If the name of a function you're importing might conflict with an existing name in your program, or if the function name is long, you can use a short, unique <text:span text:style-name="T3">alias</text:span> – an alternative name similar to a nickname for the function.</text:p>
      <text:p text:style-name="P7"/>
      <text:p text:style-name="P7">ex: from module_name import function_name <text:span text:style-name="T1">as </text:span><text:span text:style-name="T3">fn</text:span></text:p>
      <text:p text:style-name="P6"/>
      <text:p text:style-name="P6">fn = alias_name</text:p>
      <text:p text:style-name="P6"/>
      <text:p text:style-name="P6">Using 'as' to give a module <text:s/>an Alias</text:p>
      <text:p text:style-name="P7"/>
      <text:p text:style-name="P7">Just like above simply use import and as with the module name.</text:p>
      <text:p text:style-name="P7"/>
      <text:p text:style-name="P7">ex: <text:span text:style-name="T3">import module_name as mn</text:span></text:p>
      <text:p text:style-name="P6"/>
      <text:p text:style-name="P6"/>
      <text:p text:style-name="P8">Importing all functions in a module</text:p>
      <text:p text:style-name="P7"/>
      <text:p text:style-name="P7">You can tell Python to import every function in a module by using the asterisk(*) operator:</text:p>
      <text:p text:style-name="P7"/>
      <text:p text:style-name="P7">from <text:span text:style-name="T4">module_name </text:span>import <text:span text:style-name="T1">*</text:span></text:p>
      <text:p text:style-name="P8"/>
      <text:p text:style-name="P7"><text:span text:style-name="T1">Note: </text:span>Dont use this specific approach, especially in large modules you didn't write.</text:p>
      <text:p text:style-name="P7"/>
      <text:p text:style-name="P7"/>
      <text:p text:style-name="P7"/>
      <text:p text:style-name="P4"/>
      <text:p text:style-name="P4"/>
      <text:p text:style-name="P4"/>
      <text:p text:style-name="P4"/>
      <text:p text:style-name="P4"/>
      <text:p text:style-name="P4"/>
      <text:p text:style-name="P4"><text:soft-page-break/>Chapter 9: Classes</text:p>
      <text:p text:style-name="P4"/>
      <text:p text:style-name="P4">**<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2"/>
      <text:p text:style-name="P5"><text:span text:style-name="T8">By convention, </text:span><text:span text:style-name="T9">capitalized names refer to classes in Python.</text:span></text:p>
      <text:p text:style-name="P12"/>
      <text:p text:style-name="P5"><text:span text:style-name="T8">There are </text:span><text:span text:style-name="T9">no parentheses in a class definition when creating a class from scratch.</text:span></text:p>
      <text:p text:style-name="P12"/>
      <text:p text:style-name="P13">We then write a docstring describing what this class does.</text:p>
      <text:p text:style-name="P13"/>
      <text:p text:style-name="P10"/>
      <text:p text:style-name="P10">The __init()__ method.</text:p>
      <text:p text:style-name="P10"/>
      <text:p text:style-name="P13">A function that is part of a class is a method.</text:p>
      <text:p text:style-name="P13"/>
      <text:p text:style-name="P13">Everything we have learned about functions applies to methods as well.</text:p>
      <text:p text:style-name="P13"/>
      <text:p text:style-name="P13">The __init()__ method is a special method that Python runs automatically when ever we create a new instance based on a class.</text:p>
      <text:p text:style-name="P13"/>
      <text:p text:style-name="P13">The method has <text:span text:style-name="T1">two leading underscores and two trailing underscores.</text:span></text:p>
      <text:p text:style-name="P12"/>
      <text:p text:style-name="P12">Always make sure to use two underscores on each side of init()</text:p>
      <text:p text:style-name="P12"/>
      <text:p text:style-name="P13">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3"/>
      <text:p text:style-name="P13">class Dog:</text:p>
      <text:p text:style-name="P13"><text:tab/>“”” A simple attempt to model a dog.”””</text:p>
      <text:p text:style-name="P13"/>
      <text:p text:style-name="P13"><text:tab/>def__init__(self, name, age):</text:p>
      <text:p text:style-name="P13"><text:tab/><text:tab/>“””Initialize name and age attributes”””</text:p>
      <text:p text:style-name="P13"><text:tab/><text:tab/>self.name = name</text:p>
      <text:p text:style-name="P13"><text:tab/><text:tab/>self.age = age</text:p>
      <text:p text:style-name="P13"/>
      <text:p text:style-name="P13">-add notes about calling instance-</text:p>
      <text:p text:style-name="P13"/>
      <text:p text:style-name="P13">my_dog = Dog('Willie', 6)</text:p>
      <text:p text:style-name="P13"/>
      <text:p text:style-name="P13">To access attributes of an instance, use dot notation: <text:span text:style-name="T1">my_dog.name</text:span> and <text:span text:style-name="T1">my_dog.age</text:span></text:p>
      <text:p text:style-name="P12"/>
      <text:p text:style-name="P12"/>
      <text:p text:style-name="P12"><text:soft-page-break/></text:p>
      <text:p text:style-name="P13">…......</text:p>
      <text:p text:style-name="P13"/>
      <text:p text:style-name="P13"/>
      <text:p text:style-name="P13"/>
      <text:p text:style-name="P18">Inheritance</text:p>
      <text:p text:style-name="P18"/>
      <text:p text:style-name="P19"/>
      <text:p text:style-name="P13"/>
      <text:p text:style-name="P13">You don't always have to start from scratch when writing a class. <text:span text:style-name="T4">If the class you're writing is a specialized version of another class you wrote, you can use </text:span><text:span text:style-name="T3">inheritance.</text:span> When one class <text:span text:style-name="T3">inherits </text:span><text:s/>from another, it takes on the attributes and methods of the first class. The original class is called the <text:span text:style-name="T3">parent class </text:span>and the new class is called the <text:span text:style-name="T3"><text:s/>child class. </text:span>The child class can inherit any or all of the attributes and methods from its parent class, but it's also free to define new attributes and methods of it's own.</text:p>
      <text:p text:style-name="P13"/>
      <text:p text:style-name="P13">When you create a child class, <text:span text:style-name="T1">the parent class must be part of the current file and must appear </text:span></text:p>
      <text:p text:style-name="P12">before the child class in the file.</text:p>
      <text:p text:style-name="P12"><text:span text:style-name="T2"/></text:p>
      <text:p text:style-name="P12">When we define the child class the name of the parent class must be included in parentheses in the definition of the child class.</text:p>
      <text:p text:style-name="P12"/>
      <text:p text:style-name="P12">We use the __init__() method to take in the information required to make the object (a car for example) the information </text:p>
      <text:p text:style-name="P12"/>
      <text:p text:style-name="P13">We then use the <text:span text:style-name="T1">super() </text:span>function that allows us to call methods from the parent class. </text:p>
      <text:p text:style-name="P13"/>
      <text:p text:style-name="P13">an ex:</text:p>
      <text:p text:style-name="P13"/>
      <text:p text:style-name="P13">class ElectricCar(Car):</text:p>
      <text:p text:style-name="P13"/>
      <text:p text:style-name="P13"><text:tab/>def __init__(self, make, model, year):</text:p>
      <text:p text:style-name="P13"><text:tab/></text:p>
      <text:p text:style-name="P13"><text:tab/><text:tab/>super().__init__(make, model, year)</text:p>
      <text:p text:style-name="P13"/>
      <text:p text:style-name="P13"/>
      <text:p text:style-name="P13"/>
      <text:p text:style-name="P10"/>
      <text:p text:style-name="P12"/>
      <text:p text:style-name="P12"/>
      <text:p text:style-name="P12">Defining Attributes and methods for the child class</text:p>
      <text:p text:style-name="P12"/>
      <text:p text:style-name="P13">Once you have a child class that inherits from a parent class, you can add any new attributes and methods necessary to differentiate the child class and the parent class.</text:p>
      <text:p text:style-name="P13"/>
      <text:p text:style-name="P12"/>
      <text:p text:style-name="P12"/>
      <text:p text:style-name="P12"/>
      <text:p text:style-name="P12"/>
      <text:p text:style-name="P12"><text:soft-page-break/></text:p>
      <text:p text:style-name="P12"/>
      <text:p text:style-name="P12">Over riding methods from the parent class</text:p>
      <text:p text:style-name="P12"/>
      <text:p text:style-name="P13">You can override any method from the parent class that doesn't fit what you are trying to model with the child class. To do this, <text:span text:style-name="T1">you define a method in the child class with the same name as the method that you want to override in the parent class.</text:span></text:p>
      <text:p text:style-name="P13"><text:span text:style-name="T1"/></text:p>
      <text:p text:style-name="P13">Python will disregard the parent class method and only pay attention to the method you define in the child class.</text:p>
      <text:p text:style-name="P13"/>
      <text:p text:style-name="P13"/>
      <text:p text:style-name="P12">Instances as attributes</text:p>
      <text:p text:style-name="P12"/>
      <text:p text:style-name="P13"><text:s/>As you add more details modeling real world objects</text:p>
      <text:p text:style-name="P12"/>
      <text:p text:style-name="P12"/>
      <text:p text:style-name="P12"/>
      <text:p text:style-name="P4"/>
      <text:p text:style-name="P1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21T00:00:03.24</dc:date>
    <dc:creator>James Wagner</dc:creator>
    <meta:editing-duration>P20DT19H46M11S</meta:editing-duration>
    <meta:editing-cycles>80</meta:editing-cycles>
    <meta:generator>OpenOffice/4.1.13$Win32 OpenOffice.org_project/4113m1$Build-9810</meta:generator>
    <meta:document-statistic meta:table-count="0" meta:image-count="0" meta:object-count="0" meta:page-count="13" meta:paragraph-count="247" meta:word-count="3333" meta:character-count="18997"/>
  </office:meta>
</office:document-meta>
</file>